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pitch="fixed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1">
      <style:paragraph-properties fo:line-height="100%"/>
      <style:text-properties officeooo:paragraph-rsid="04af6545"/>
    </style:style>
    <style:style style:name="P4" style:family="paragraph" style:parent-style-name="Heading_20_2">
      <style:text-properties officeooo:paragraph-rsid="07014211"/>
    </style:style>
    <style:style style:name="P5" style:family="paragraph" style:parent-style-name="Heading_20_2">
      <style:text-properties officeooo:rsid="06c90542" officeooo:paragraph-rsid="07060f20"/>
    </style:style>
    <style:style style:name="P6" style:family="paragraph" style:parent-style-name="Heading_20_2">
      <style:text-properties officeooo:paragraph-rsid="07075c25"/>
    </style:style>
    <style:style style:name="P7" style:family="paragraph" style:parent-style-name="Heading_20_2">
      <style:text-properties officeooo:paragraph-rsid="0707e6fe"/>
    </style:style>
    <style:style style:name="P8" style:family="paragraph" style:parent-style-name="Heading_20_2">
      <style:text-properties officeooo:paragraph-rsid="0713a5f7"/>
    </style:style>
    <style:style style:name="P9" style:family="paragraph" style:parent-style-name="Text_20_body" style:list-style-name="L6">
      <style:text-properties style:font-name="Monospace" fo:language="en" fo:country="US" officeooo:rsid="06c90542" officeooo:paragraph-rsid="07060f20" style:font-size-asian="10.5pt" style:font-name-complex="David CLM1" style:font-weight-complex="normal"/>
    </style:style>
    <style:style style:name="P10" style:family="paragraph" style:parent-style-name="Text_20_body">
      <style:text-properties style:font-name="Monospace" fo:language="en" fo:country="US" officeooo:rsid="06c90542" officeooo:paragraph-rsid="07060f20" style:font-size-asian="10.5pt" style:font-name-complex="David CLM1" style:font-weight-complex="normal"/>
    </style:style>
    <style:style style:name="P11" style:family="paragraph" style:parent-style-name="Text_20_body">
      <style:text-properties style:font-name="Monospace" fo:language="en" fo:country="US" officeooo:rsid="070ed466" officeooo:paragraph-rsid="07075c25" style:font-size-asian="10.5pt" style:font-name-complex="David CLM1" style:font-weight-complex="normal"/>
    </style:style>
    <style:style style:name="P12" style:family="paragraph" style:parent-style-name="Text_20_body" style:list-style-name="L7">
      <style:text-properties style:font-name="Monospace" fo:language="en" fo:country="US" officeooo:rsid="06be5afb" officeooo:paragraph-rsid="0707e6fe" style:font-size-asian="10.5pt" style:font-name-complex="David CLM1" style:font-weight-complex="normal"/>
    </style:style>
    <style:style style:name="P13" style:family="paragraph" style:parent-style-name="Text_20_body">
      <style:text-properties style:font-name="Monospace" fo:language="en" fo:country="US" officeooo:rsid="06bf5830" officeooo:paragraph-rsid="0707e6fe" style:font-size-asian="10.5pt" style:font-name-complex="David CLM1" style:font-weight-complex="normal"/>
    </style:style>
    <style:style style:name="P14" style:family="paragraph" style:parent-style-name="Text_20_body">
      <style:text-properties style:font-name="Monospace" fo:language="en" fo:country="US" officeooo:rsid="070c2f4f" officeooo:paragraph-rsid="070c2f4f" style:font-size-asian="10.5pt" style:font-name-complex="David CLM1" style:font-weight-complex="normal"/>
    </style:style>
    <style:style style:name="P15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70c2f4f" officeooo:paragraph-rsid="070c2f4f" style:font-size-asian="10.5pt" style:font-name-complex="David CLM1" style:font-weight-complex="normal"/>
    </style:style>
    <style:style style:name="P16" style:family="paragraph" style:parent-style-name="Text_20_body">
      <style:paragraph-properties fo:text-align="end" style:justify-single-word="false" style:writing-mode="rl-tb"/>
      <style:text-properties style:font-name="Monospace" fo:language="en" fo:country="US" officeooo:rsid="070c2f4f" officeooo:paragraph-rsid="070c2f4f" style:font-size-asian="10.5pt" style:font-name-complex="David CLM1" style:font-weight-complex="normal"/>
    </style:style>
    <style:style style:name="P17" style:family="paragraph" style:parent-style-name="Text_20_body">
      <style:text-properties style:font-name="Monospace" fo:language="en" fo:country="US" officeooo:rsid="0718d640" officeooo:paragraph-rsid="0718d640" style:font-size-asian="10.5pt" style:font-name-complex="David CLM1" style:font-weight-complex="normal"/>
    </style:style>
    <style:style style:name="P18" style:family="paragraph" style:parent-style-name="Text_20_body" style:list-style-name="L7">
      <style:text-properties style:font-name="Monospace" officeooo:rsid="06be5afb" officeooo:paragraph-rsid="0707e6fe" style:font-size-asian="10.5pt" style:font-name-complex="David CLM1" style:font-weight-complex="normal"/>
    </style:style>
    <style:style style:name="P19" style:family="paragraph" style:parent-style-name="Text_20_body">
      <style:text-properties style:font-name="Monospace" officeooo:rsid="06be5afb" officeooo:paragraph-rsid="0707e6fe" style:font-size-asian="10.5pt" style:font-name-complex="David CLM1" style:font-weight-complex="normal"/>
    </style:style>
    <style:style style:name="P20" style:family="paragraph" style:parent-style-name="Text_20_body">
      <style:paragraph-properties fo:line-height="100%"/>
      <style:text-properties officeooo:rsid="04af6545" officeooo:paragraph-rsid="06ff879a"/>
    </style:style>
    <style:style style:name="P21" style:family="paragraph" style:parent-style-name="Text_20_body">
      <style:text-properties officeooo:rsid="06d2355e" officeooo:paragraph-rsid="07014211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7014211" officeooo:paragraph-rsid="07014211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7014211" officeooo:paragraph-rsid="07014211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7033df7" officeooo:paragraph-rsid="07033df7"/>
    </style:style>
    <style:style style:name="P25" style:family="paragraph" style:parent-style-name="Text_20_body" style:list-style-name="L6">
      <style:text-properties officeooo:paragraph-rsid="07060f20"/>
    </style:style>
    <style:style style:name="P26" style:family="paragraph" style:parent-style-name="Text_20_body">
      <style:text-properties officeooo:paragraph-rsid="07060f20"/>
    </style:style>
    <style:style style:name="P27" style:family="paragraph" style:parent-style-name="Text_20_body" style:list-style-name="L7">
      <style:text-properties officeooo:rsid="06be5afb" officeooo:paragraph-rsid="0707e6fe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70e0499" officeooo:paragraph-rsid="070e0499"/>
    </style:style>
    <style:style style:name="P29" style:family="paragraph" style:parent-style-name="Text_20_body">
      <style:text-properties officeooo:rsid="0713a5f7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5efeae"/>
    </style:style>
    <style:style style:name="T4" style:family="text">
      <style:text-properties officeooo:rsid="04af6545"/>
    </style:style>
    <style:style style:name="T5" style:family="text">
      <style:text-properties style:font-name="Liberation Sans1" fo:font-size="21pt" fo:font-weight="bold" officeooo:rsid="06efcd3e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6" style:family="text">
      <style:text-properties fo:color="#000000" loext:opacity="100%" style:font-name="Monospace" fo:font-size="12pt" fo:font-style="normal" fo:font-weight="normal" officeooo:rsid="06f1585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70c185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707e6f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70b514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70c2f4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language="en" fo:country="US" fo:font-style="normal" fo:font-weight="normal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language="en" fo:country="US" fo:font-style="normal" fo:font-weight="normal" officeooo:rsid="0701421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language="en" fo:country="US" fo:font-style="normal" fo:font-weight="normal" officeooo:rsid="07060f2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language="en" fo:country="US" fo:font-style="normal" fo:font-weight="normal" officeooo:rsid="06ccf3d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language="en" fo:country="US" fo:font-style="normal" fo:font-weight="normal" officeooo:rsid="0707e6f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6" style:family="text">
      <style:text-properties style:font-name="Monospace" style:font-size-asian="10.5pt" style:font-name-complex="David CLM1" style:font-weight-complex="normal"/>
    </style:style>
    <style:style style:name="T17" style:family="text">
      <style:text-properties style:font-name="Monospace" officeooo:rsid="06c90542" style:font-size-asian="10.5pt" style:font-name-complex="David CLM1" style:font-weight-complex="normal"/>
    </style:style>
    <style:style style:name="T18" style:family="text">
      <style:text-properties style:font-name="Monospace" officeooo:rsid="06fa9d70" style:font-size-asian="10.5pt" style:font-name-complex="David CLM1" style:font-weight-complex="normal"/>
    </style:style>
    <style:style style:name="T19" style:family="text">
      <style:text-properties style:font-name="Monospace" officeooo:rsid="0658fae3" style:font-size-asian="10.5pt" style:font-name-complex="David CLM1" style:font-weight-complex="normal"/>
    </style:style>
    <style:style style:name="T20" style:family="text">
      <style:text-properties style:font-name="Monospace" officeooo:rsid="07033df7" style:font-size-asian="10.5pt" style:font-name-complex="David CLM1" style:font-weight-complex="normal"/>
    </style:style>
    <style:style style:name="T21" style:family="text">
      <style:text-properties style:font-name="Monospace" fo:language="en" fo:country="US" style:font-size-asian="10.5pt" style:font-name-complex="David CLM1" style:font-weight-complex="normal"/>
    </style:style>
    <style:style style:name="T22" style:family="text">
      <style:text-properties style:font-name="Monospace" fo:language="en" fo:country="US" officeooo:rsid="06c90542" style:font-size-asian="10.5pt" style:font-name-complex="David CLM1" style:font-weight-complex="normal"/>
    </style:style>
    <style:style style:name="T23" style:family="text">
      <style:text-properties style:font-name="Monospace" fo:language="en" fo:country="US" officeooo:rsid="065efeae" style:font-size-asian="10.5pt" style:font-name-complex="David CLM1" style:font-weight-complex="normal"/>
    </style:style>
    <style:style style:name="T24" style:family="text">
      <style:text-properties style:font-name="Monospace" fo:language="en" fo:country="US" officeooo:rsid="06ceb68a" style:font-size-asian="10.5pt" style:font-name-complex="David CLM1" style:font-weight-complex="normal"/>
    </style:style>
    <style:style style:name="T25" style:family="text">
      <style:text-properties style:font-name="Monospace" fo:language="en" fo:country="US" officeooo:rsid="06cef8fc" style:font-size-asian="10.5pt" style:font-name-complex="David CLM1" style:font-weight-complex="normal"/>
    </style:style>
    <style:style style:name="T26" style:family="text">
      <style:text-properties style:font-name="Monospace" fo:language="en" fo:country="US" officeooo:rsid="06cf1bd1" style:font-size-asian="10.5pt" style:font-name-complex="David CLM1" style:font-weight-complex="normal"/>
    </style:style>
    <style:style style:name="T27" style:family="text">
      <style:text-properties style:font-name="Monospace" fo:language="en" fo:country="US" officeooo:rsid="0709052b" style:font-size-asian="10.5pt" style:font-name-complex="David CLM1" style:font-weight-complex="normal"/>
    </style:style>
    <style:style style:name="T28" style:family="text">
      <style:text-properties style:font-name="Monospace" fo:language="en" fo:country="US" officeooo:rsid="07091c68" style:font-size-asian="10.5pt" style:font-name-complex="David CLM1" style:font-weight-complex="normal"/>
    </style:style>
    <style:style style:name="T29" style:family="text">
      <style:text-properties style:font-name="Monospace" fo:language="en" fo:country="US" fo:font-weight="bold" officeooo:rsid="06c90542" style:font-size-asian="10.5pt" style:font-weight-asian="bold" style:font-name-complex="David CLM1" style:font-weight-complex="bold"/>
    </style:style>
    <style:style style:name="T30" style:family="text">
      <style:text-properties style:font-name="Monospace" fo:language="en" fo:country="US" fo:font-weight="bold" officeooo:rsid="06ceb68a" style:font-size-asian="10.5pt" style:font-weight-asian="bold" style:font-name-complex="David CLM1" style:font-weight-complex="bold"/>
    </style:style>
    <style:style style:name="T31" style:family="text">
      <style:text-properties style:font-name="Monospace" fo:language="en" fo:country="US" fo:font-weight="normal" officeooo:rsid="06ceb68a" style:font-size-asian="10.5pt" style:font-weight-asian="normal" style:font-name-complex="David CLM1" style:font-weight-complex="normal"/>
    </style:style>
    <style:style style:name="T32" style:family="text">
      <style:text-properties fo:language="en" fo:country="US" officeooo:rsid="0713a5f7"/>
    </style:style>
    <style:style style:name="T33" style:family="text">
      <style:text-properties officeooo:rsid="06d2355e"/>
    </style:style>
    <style:style style:name="T34" style:family="text">
      <style:text-properties officeooo:rsid="06def1a1"/>
    </style:style>
    <style:style style:name="T35" style:family="text">
      <style:text-properties officeooo:rsid="07014211"/>
    </style:style>
    <style:style style:name="T36" style:family="text">
      <style:text-properties officeooo:rsid="07047c40"/>
    </style:style>
    <style:style style:name="T37" style:family="text">
      <style:text-properties style:text-position="sub 58%" officeooo:rsid="072ab57d"/>
    </style:style>
    <style:style style:name="T38" style:family="text">
      <style:text-properties style:text-position="sub 58%" officeooo:rsid="070c1850"/>
    </style:style>
    <style:style style:name="T39" style:family="text">
      <style:text-properties style:text-position="0% 100%"/>
    </style:style>
    <style:style style:name="T40" style:family="text">
      <style:text-properties style:text-position="0% 100%" officeooo:rsid="072afe3c"/>
    </style:style>
    <style:style style:name="T41" style:family="text">
      <style:text-properties style:text-position="0% 100%" officeooo:rsid="072ab57d"/>
    </style:style>
    <style:style style:name="T42" style:family="text">
      <style:text-properties style:text-position="0% 100%" officeooo:rsid="070c1850"/>
    </style:style>
    <style:style style:name="T43" style:family="text">
      <style:text-properties style:text-position="0% 100%" fo:font-weight="bold" style:font-weight-asian="bold" style:font-weight-complex="bold"/>
    </style:style>
    <style:style style:name="T44" style:family="text">
      <style:text-properties style:text-position="0% 100%" fo:font-weight="bold" officeooo:rsid="072ab57d" style:font-weight-asian="bold" style:font-weight-complex="bold"/>
    </style:style>
    <style:style style:name="T45" style:family="text">
      <style:text-properties officeooo:rsid="06be5afb"/>
    </style:style>
    <style:style style:name="T46" style:family="text">
      <style:text-properties officeooo:rsid="070c2f4f"/>
    </style:style>
    <style:style style:name="T47" style:family="text">
      <style:text-properties officeooo:rsid="070c1850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officeooo:rsid="070ff02a"/>
    </style:style>
    <style:style style:name="T50" style:family="text">
      <style:text-properties officeooo:rsid="0713a5f7"/>
    </style:style>
    <style:style style:name="T51" style:family="text">
      <style:text-properties officeooo:rsid="07143ac6"/>
    </style:style>
    <style:style style:name="T52" style:family="text">
      <style:text-properties officeooo:rsid="071517ba"/>
    </style:style>
    <style:style style:name="T53" style:family="text">
      <style:text-properties officeooo:rsid="0715c84c"/>
    </style:style>
    <style:style style:name="T54" style:family="text">
      <style:text-properties officeooo:rsid="0719d1d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מטלה</text:span><text:span text:style-name="T4"> –</text:span><text:span text:style-name="T2"> חלוק</text:span><text:span text:style-name="T5">ה עם שיתופים</text:span></text:h>
      <text:p text:style-name="P20"><text:span text:style-name="T18">יש לענות על שאלה אחת לבחירתכם. <text:s/></text:span><text:span text:style-name="T19">שאלות המסומנות בכוכבית (*) מזכות בניקוד כפול. </text:span><text:span text:style-name="T20">סעיפים המסומנים בכוכבית (*) הם רשות ומזכים בניקוד כפול.</text:span></text:p>
      <text:p text:style-name="P7">שאלה <text:span text:style-name="T15">1</text:span><text:span text:style-name="T3">: “</text:span><text:span text:style-name="T45">המנצח המתוקן" עם זכויות שונות</text:span></text:p>
      <text:p text:style-name="P19">תארו אלגוריתם דומה ל"המנצח המתוקן", המבטיח חלוקה עם התנאים הבאים:</text:p>
      <text:list text:style-name="L7">
        <text:list-item>
          <text:p text:style-name="P18">יעילה פארטו;</text:p>
        </text:list-item>
        <text:list-item>
          <text:p text:style-name="P27"><text:span text:style-name="T16">ללא קנאה משוקללת (</text:span><text:span text:style-name="T21">WEF) – </text:span><text:span text:style-name="T27">ראו הגדרה בהרצאה </text:span><text:span text:style-name="T28">3</text:span><text:span text:style-name="T27">.</text:span></text:p>
        </text:list-item>
        <text:list-item>
          <text:p text:style-name="P12">לכל היותר חפץ אחד משותף.</text:p>
        </text:list-item>
      </text:list>
      <text:p text:style-name="P13">הוכיחו שהתכונות מתקיימות. הדגימו את פעולת האלגוריתם על שחקנים עם זכויות שונות.</text:p>
      <text:p text:style-name="P5"><text:span text:style-name="T21">שאלה </text:span><text:span text:style-name="T15">2</text:span><text:span text:style-name="T23">: </text:span><text:span text:style-name="T11">אלגוריתם "המנצח המתוקן" – </text:span><text:span text:style-name="T14">נקמנות</text:span></text:p>
      <text:p text:style-name="P26"><text:span text:style-name="T17">דונאלד ואיוואנה מחלקים ביניהם ארבעה חפצים בעזרת אלגוריתם “המנצח המתוקן”. הערכים האמיתיים שלהם הם אותם ערכים מהדוגמה שבהרצאה (נמצאים בקובץ אקסל בתיקיית </text:span><text:span text:style-name="T22">code). </text:span></text:p>
      <text:p text:style-name="P26"><text:span text:style-name="T22">א. לפני הפעלת האלגוריתם, איוואנה גילתה את המספרים האמיתיים של דונאלד. היא רוצה לנצל את העובדה </text:span><text:span text:style-name="T29">כדי </text:span><text:span text:style-name="T30">שהערך של דונאלד יהיה כמה שיותר קטן </text:span><text:span text:style-name="T31">(לא אכפת לה בכלל מה היא תקבל – העיקר שדונאלד יקבל כמה שפחות)</text:span><text:span text:style-name="T24">. </text:span><text:span text:style-name="T22">איזה מספרים היא צריכה למסור לאלגוריתם, כך שהסל </text:span><text:span text:style-name="T24">של דונאלד </text:span><text:span text:style-name="T22">יהיה בעל הערך </text:span><text:span text:style-name="T24">הקטן ביותר האפשרי עבורו, בהינתן שדונאלד מוסר את המספרים האמיתיים</text:span><text:span text:style-name="T22">? </text:span><text:span text:style-name="T29">שימו לב</text:span><text:span text:style-name="T22">:</text:span></text:p>
      <text:list text:style-name="L6">
        <text:list-item>
          <text:p text:style-name="P9">סכום המספרים של איוואנה עדיין חייב להיות 100 – בהתאם לדרישת האלגוריתם.</text:p>
        </text:list-item>
        <text:list-item>
          <text:p text:style-name="P25"><text:span text:style-name="T22">יש להריץ את האלגוריתם בהתאם למספרים </text:span><text:span text:style-name="T29">הלא-אמיתיים</text:span><text:span text:style-name="T22"> שאיוואנה כתבה, ואחר-כך לחשב את ערך הסל של </text:span><text:span text:style-name="T25">דונאלד</text:span><text:span text:style-name="T22"> לפי המספרים </text:span><text:span text:style-name="T29">האמיתיים </text:span><text:span text:style-name="T25">שלו.</text:span></text:p>
        </text:list-item>
      </text:list>
      <text:p text:style-name="P26"><text:span text:style-name="T22">ב. חזרו על סעיף א בכיוון ההפוך - דונאלד גילה את המספרים האמיתיים של איוואנה, והוא רוצה </text:span><text:span text:style-name="T26">שהערך שלה יהיה כמה שיותר קטן </text:span><text:span text:style-name="T22">(בסעיף זה, איוואנה מוסרת את המספרים האמיתיים שלה לאלגוריתם).</text:span></text:p>
      <text:p text:style-name="P10"><text:span text:style-name="T20">ג. איזו חלוקה יחזיר האלגוריתם, אם גם דונאלד וגם איוואנה ידווחו בו-זמנית מספרים לא-אמיתיים – איוואנה לפי סעיף א, ודונאלד לפי סעיף ב? האם החלוקה הוגנת? האם החלוקה יעילה-פארטו?</text:span></text:p>
      <text:p text:style-name="P4">שאלה <text:span text:style-name="T8">3</text:span><text:span text:style-name="T3">: </text:span><text:span text:style-name="T12">בדיקת יעילות פארטו </text:span><text:span text:style-name="T13">של חלוקה</text:span></text:p>
      <text:p text:style-name="P21"><text:span text:style-name="T35">א. </text:span>כתבו <text:span text:style-name="T35">פונקציה בפייתון, המקבלת מטריצת ערכים של שחקנים ומטריצת חלוקה בין שחקנים, ובודקת אם החלוקה יעילה פארטו. ניתן להניח שמטריצת החלוקה חוקית. כותרת הפונקציה:</text:span></text:p>
      <text:p text:style-name="P22">def is_pareto_efficient(</text:p>
      <text:p text:style-name="P22"><text:tab/>valuations: list[list[float]], </text:p>
      <text:p text:style-name="P22"><text:tab/>allocation: list[list[float]] ) → bool</text:p>
      <text:p text:style-name="P23"><text:soft-page-break/>דוגמה עם שני שחקנים:</text:p>
      <text:p text:style-name="P22">is_pareto_efficient(</text:p>
      <text:p text:style-name="P22"><text:tab/>valuations = [[10,20,30,40], [40,30,20,10]],</text:p>
      <text:p text:style-name="P22"><text:tab/>allocation = [[0,0.7,1,1], [1,0.3,0,0]])</text:p>
      <text:p text:style-name="P23">במקרה זה התשובה אמורה להיות "כן".</text:p>
      <text:p text:style-name="P28">לצורך מימוש הפונקציה, היעזרו בספריה networkx של פייתון. כל האלגוריתמים שלמדתם בקורסי <text:span text:style-name="T49">האלגוריתמים </text:span>כנראה <text:span text:style-name="T49">כבר </text:span>נמצאים שם – השתמשו בהם.</text:p>
      <text:p text:style-name="P24">* ב. <text:span text:style-name="T36">שפרו את הפונקציה שלכם כך שאם החלוקה לא יעילה פארטו, החלוקה תחזיר שיפור פארטו. רמז: היעזרו בהוכחת המשפט שלמדנו בהרצאה.</text:span></text:p>
      <text:p text:style-name="P6"><text:span text:style-name="T46">* </text:span><text:span text:style-name="T33">שאלה</text:span><text:span text:style-name="T6"> </text:span><text:span text:style-name="T9">4</text:span><text:span text:style-name="T3">: </text:span><text:span text:style-name="T7">חלוקה </text:span><text:span text:style-name="T10">יעילה והוגנת לשחקנים עם זכויות שונות</text:span></text:p>
      <text:p text:style-name="P14">נתונים m משאבים <text:span text:style-name="T48">רציפים</text:span>, וכן n שחקנים עם זכויות שונות: <text:span text:style-name="T47">הזכות של כל שחקן i <text:s/>היא w</text:span><text:span text:style-name="T38">i</text:span><text:span text:style-name="T42">, </text:span><text:span text:style-name="T39">סכום כל הזכויות הוא 1, </text:span><text:span text:style-name="T40">ו</text:span><text:span text:style-name="T41">פונקציית הערך של i היא V</text:span><text:span text:style-name="T37">i</text:span><text:span text:style-name="T41">.</text:span></text:p>
      <text:p text:style-name="P14"><text:span text:style-name="T39">כזכור, </text:span><text:span text:style-name="T44">ח</text:span><text:span text:style-name="T43">לוקה פרופורציונלית לשחקנים עם זכויות שונות </text:span><text:span text:style-name="T39">היא חלוקה שבה כל שחקן i מקבל ערך לפחות:</text:span></text:p>
      <text:p text:style-name="P15"><text:span text:style-name="T47">w</text:span><text:span text:style-name="T38">i</text:span> * <text:span text:style-name="T41">V</text:span><text:span text:style-name="T37">i</text:span>(All)</text:p>
      <text:p text:style-name="P16">כאשר All = כל המשאבים.</text:p>
      <text:p text:style-name="P16">כתבו אלגוריתם המוצא חלוקה יעילה-פארטו ופרופורציונלית של המשאבים בין השחקנים.</text:p>
      <text:p text:style-name="P11">הוכיחו את תשובתכם. <text:span text:style-name="T46">הדגימו את האלגוריתם שלכם</text:span> <text:span text:style-name="T46">על שחקנים עם זכויות שונות.</text:span></text:p>
      <text:p text:style-name="P17"><text:span text:style-name="T48">רמז</text:span>: התחילו מחלוקה פרופורציונלית כלשהי, לא בהכרח יעילה. <text:span text:style-name="T54">חישבו </text:span>איך להפוך אותה ליעילה.</text:p>
      <text:p text:style-name="P8"><text:span text:style-name="T34">שאלה </text:span><text:span text:style-name="T32">5</text:span><text:span text:style-name="T3">: </text:span><text:span text:style-name="T50">חיפוש - חלוקה הוגנת ויעילה </text:span><text:span text:style-name="T51">עם מינימום שיתופים</text:span></text:p>
      <text:p text:style-name="P29">כתבו קוד <text:span text:style-name="T51">חיפוש במרחב המצבים, </text:span>המוצא חלוקה הוגנת ויעילה בין שני שחקנים, עם <text:span text:style-name="T51">מספר השיתופים הקטן ביותר האפשרי. מותר להשתמש בקוד מפתרון המטלה הקודמת. </text:span><text:span text:style-name="T52">הסבירו מה שיניתם </text:span><text:span text:style-name="T53">ומדוע</text:span><text:span text:style-name="T52">; הדגימו ובדקו את תשובתכם.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pitch="fixed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4" style:family="paragraph" style:default-outline-level="">
      <style:text-properties style:font-name="Liberation Serif" fo:font-family="'Liberation Serif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2" fo:font-family="'Noto Sans'" style:font-style-name="Regular" style:font-pitch="fixed" fo:font-size="47.5pt" style:font-size-asian="47.5pt"/>
    </style:style>
    <style:style style:name="Text" style:family="paragraph" style:parent-style-name="Caption" style:class="extra"/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2" style:display-name="Default_2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Visited_20_Internet_20_Link" style:display-name="Visited Internet Link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Quotation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Default_5f_6" style:display-name="Default_6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Courier New" fo:font-family="'Courier New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Noto Sans1" style:font-family-complex="'Noto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הבחנה" style:family="paragraph" style:default-outline-level="">
      <style:text-properties style:font-name="Arial" fo:font-family="Arial" style:font-family-generic="roman" style:font-pitch="variable" fo:font-size="12pt" fo:letter-spacing="0.0043in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מושג" style:family="paragraph" style:default-outline-level="">
      <style:text-properties style:font-name="Arial" fo:font-family="Arial" style:font-family-generic="roman" style:font-pitch="variable" fo:font-size="11pt" fo:font-style="normal" fo:font-weight="bold" style:font-name-asian="DejaVu Sans" style:font-family-asian="'DejaVu Sans'" style:font-family-generic-asian="system" style:font-pitch-asian="variable" style:font-size-asian="11pt" style:font-style-asian="normal" style:font-weight-asian="bold" style:font-name-complex="Noto Sans1" style:font-family-complex="'Noto Sans'" style:font-family-generic-complex="system" style:font-pitch-complex="variable" style:font-size-complex="12pt"/>
    </style:style>
    <style:style style:name="הוכחה_20_-_20_משל" style:display-name="הוכחה - משל" style:family="paragraph" style:default-outline-level="">
      <style:paragraph-properties fo:margin-top="0in" fo:margin-bottom="0in" style:contextual-spacing="false" style:line-height-at-least="0.2209in" fo:text-align="start" style:justify-single-word="false" style:writing-mode="rl-tb"/>
      <style:text-properties style:font-name="David CLM" fo:font-family="'David CLM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הוכחה" style:family="paragraph" style:default-outline-level="">
      <style:paragraph-properties fo:margin-top="0.0736in" fo:margin-bottom="0in" style:contextual-spacing="false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נוסחה" style:family="paragraph" style:default-outline-level="">
      <style:paragraph-properties fo:margin-left="2.0846in" fo:margin-right="0in" fo:line-height="150%" fo:text-align="start" style:justify-single-word="false" fo:text-indent="-1.0425in" style:auto-text-indent="false" style:writing-mode="lr-tb"/>
      <style:text-properties style:font-name="David CLM" fo:font-family="'David CLM'" style:font-family-generic="roman" style:font-pitch="variable" fo:font-size="11pt" fo:letter-spacing="0.028in" fo:font-weight="normal" style:font-name-asian="DejaVu Sans" style:font-family-asian="'DejaVu Sans'" style:font-family-generic-asian="system" style:font-pitch-asian="variable" style:font-size-asian="11pt" style:font-weight-asian="normal" style:font-name-complex="Noto Sans1" style:font-family-complex="'Noto Sans'" style:font-family-generic-complex="system" style:font-pitch-complex="variable" style:font-size-complex="12pt"/>
    </style:style>
    <style:style style:name="בולט" style:family="paragraph" style:default-outline-level="">
      <style:paragraph-properties fo:margin-left="0.8819in" fo:margin-right="0in" fo:margin-top="0in" fo:margin-bottom="0in" style:contextual-spacing="false" style:line-height-at-least="0.3799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in" fo:margin-bottom="0in" style:contextual-spacing="false" style:line-height-at-least="0.3654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חצי_20_שורה" style:display-name="חצי שורה" style:family="paragraph" style:default-outline-level="">
      <style:paragraph-properties style:line-height-at-least="0.1717in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פנים_20_מסגרת" style:display-name="פנים מסגרת" style:family="paragraph" style:default-outline-level="">
      <style:paragraph-properties fo:margin-left="0.5209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מסגרת_20_טקסט" style:display-name="מסגרת טקסט" style:family="paragraph" style:default-outline-level="">
      <style:paragraph-properties fo:margin-left="0.278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כותרת_20_משפט_20_הגדרה_20_אלגוריתם_20_למה" style:display-name="כותרת משפט הגדרה אלגוריתם למה" style:family="paragraph" style:default-outline-level="">
      <style:paragraph-properties fo:margin-left="0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text-position="super 58%" style:font-name="Arial" fo:font-family="Arial" style:font-family-generic="roman" style:font-pitch="variable" fo:font-size="10.5pt" fo:font-weight="bold" style:font-name-asian="DejaVu Sans" style:font-family-asian="'DejaVu Sans'" style:font-family-generic-asian="system" style:font-pitch-asian="variable" style:font-size-asian="10.5pt" style:font-weight-asian="bold" style:font-name-complex="Noto Sans1" style:font-family-complex="'Noto Sans'" style:font-family-generic-complex="system" style:font-pitch-complex="variable" style:font-size-complex="12pt"/>
    </style:style>
    <style:style style:name="מסגרת_20_כותרת_20_חדשה" style:display-name="מסגרת כותרת חדשה" style:family="paragraph" style:default-outline-level="">
      <style:paragraph-properties fo:margin-left="0.278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font-name="Greta Sans H+L SemiBold" fo:font-family="'Greta Sans H+L SemiBold'" style:font-family-generic="roman" style:font-pitch="variable" fo:font-size="10.5pt" fo:font-weight="normal" style:font-name-asian="DejaVu Sans" style:font-family-asian="'DejaVu Sans'" style:font-family-generic-asian="system" style:font-pitch-asian="variable" style:font-size-asian="10.5pt" style:font-weight-asian="normal" style:font-name-complex="Noto Sans1" style:font-family-complex="'Noto Sans'" style:font-family-generic-complex="system" style:font-pitch-complex="variable" style:font-size-complex="12pt"/>
    </style:style>
    <style:style style:name="tx_7e_LT_7e_Gliederung_20_1" style:display-name="tx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1-30T12:50:51.960000000</dc:date>
    <meta:editing-duration>P12DT2H44M59S</meta:editing-duration>
    <meta:editing-cycles>1622</meta:editing-cycles>
    <meta:document-statistic meta:table-count="0" meta:image-count="0" meta:object-count="0" meta:page-count="2" meta:paragraph-count="39" meta:word-count="503" meta:character-count="3006" meta:non-whitespace-character-count="2532"/>
  </office:meta>
</office:document-meta>
</file>